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5pt"/>
    </style:style>
    <style:style style:name="co2" style:family="table-column">
      <style:table-column-properties fo:break-before="auto" style:column-width="43.99pt"/>
    </style:style>
    <style:style style:name="co3" style:family="table-column">
      <style:table-column-properties fo:break-before="auto" style:column-width="374.4pt"/>
    </style:style>
    <style:style style:name="co4" style:family="table-column">
      <style:table-column-properties fo:break-before="auto" style:column-width="39.06pt"/>
    </style:style>
    <style:style style:name="co5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2.34pt"/>
    </style:style>
    <style:style style:name="co8" style:family="table-column">
      <style:table-column-properties fo:break-before="auto" style:column-width="563.5pt"/>
    </style:style>
    <style:style style:name="co9" style:family="table-column">
      <style:table-column-properties fo:break-before="auto" style:column-width="462.39pt"/>
    </style:style>
    <style:style style:name="ro1" style:family="table-row">
      <style:table-row-properties style:row-height="332.19pt" fo:break-before="auto" style:use-optimal-row-height="false"/>
    </style:style>
    <style:style style:name="ro2" style:family="table-row">
      <style:table-row-properties style:row-height="59.19pt" fo:break-before="auto" style:use-optimal-row-height="false"/>
    </style:style>
    <style:style style:name="ro3" style:family="table-row">
      <style:table-row-properties style:row-height="23.19pt" fo:break-before="auto" style:use-optimal-row-height="false"/>
    </style:style>
    <style:style style:name="ro4" style:family="table-row">
      <style:table-row-properties style:row-height="29.11pt" fo:break-before="auto" style:use-optimal-row-height="false"/>
    </style:style>
    <style:style style:name="ro5" style:family="table-row">
      <style:table-row-properties style:row-height="13.21pt" fo:break-before="auto" style:use-optimal-row-height="true"/>
    </style:style>
    <style:style style:name="ro11" style:family="table-row">
      <style:table-row-properties style:row-height="311.95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ro12" style:family="table-row">
      <style:table-row-properties style:row-height="365.95pt" fo:break-before="auto" style:use-optimal-row-height="true"/>
    </style:style>
    <style:style style:name="ro13" style:family="table-row">
      <style:table-row-properties style:row-height="55.45pt" fo:break-before="auto" style:use-optimal-row-height="true"/>
    </style:style>
    <style:style style:name="ro14" style:family="table-row">
      <style:table-row-properties style:row-height="293.95pt" fo:break-before="auto" style:use-optimal-row-height="false"/>
    </style:style>
    <style:style style:name="ro15" style:family="table-row">
      <style:table-row-properties style:row-height="22.45pt" fo:break-before="auto" style:use-optimal-row-height="false"/>
    </style:style>
    <style:style style:name="ro16" style:family="table-row">
      <style:table-row-properties style:row-height="77.95pt" fo:break-before="auto" style:use-optimal-row-height="false"/>
    </style:style>
    <style:style style:name="ro17" style:family="table-row">
      <style:table-row-properties style:row-height="44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style:font-name="Courier 10 Pitch" fo:font-size="10.5pt" style:font-size-asian="10.5pt" style:font-size-complex="10.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font-name="Courier 10 Pitch"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text-position="" style:font-name="Courier 10 Pitch" fo:font-size="10.5pt" style:font-size-asian="10.5pt" style:font-size-complex="10.5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ff3333" style:text-position="" style:font-name="Courier 10 Pitch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text-position="" style:font-name="Courier 10 Pitch"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text-position="" style:font-name="Courier 10 Pitch" fo:font-size="10.5pt" style:font-size-asian="10.5pt" style:font-size-complex="10.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position="" style:font-name="Courier 10 Pitch" fo:font-size="10.5pt" fo:font-weight="normal" style:font-size-asian="10.5pt" style:font-weight-asian="normal" style:font-size-complex="10.5pt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Courier 10 Pitch"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urier 10 Pitch" fo:font-size="10.5pt" style:font-size-asian="10.5pt" style:font-size-complex="10.5pt"/>
    </style:style>
    <style:style style:name="ce10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Courier 10 Pitch"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ff3333" style:font-name="Courier 10 Pitch"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Courier 10 Pitch" fo:font-size="10.5pt" style:font-size-asian="10.5pt" style:font-size-complex="10.5pt"/>
    </style:style>
    <style:style style:name="ce13" style:family="table-cell" style:parent-style-name="Default">
      <style:table-cell-properties style:text-align-source="value-type" style:repeat-content="false" style:vertical-align="bottom"/>
      <style:paragraph-properties fo:margin-left="0pt"/>
      <style:text-properties style:font-name="Courier 10 Pitch" fo:font-size="10.5pt" style:font-name-asian="Noto Sans CJK SC Regular" style:font-size-asian="10.5pt" style:font-name-complex="FreeSans" style:font-size-complex="10.5pt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font-name="Courier 10 Pitch" fo:font-size="10.5pt" style:font-size-asian="10.5pt" style:font-size-complex="10.5pt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font-name="Courier 10 Pitch"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font-name="Courier 10 Pitch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style:font-name-asian="Noto Sans CJK SC Regular" style:font-size-asian="10.5pt" style:font-name-complex="FreeSans" style:font-size-complex="10.5pt"/>
    </style:style>
    <style:style style:name="T3" style:family="text">
      <style:text-properties style:font-name="Courier 10 Pitch" style:font-name-asian="Noto Sans CJK SC Regular" style:font-size-asian="10.5pt" style:font-name-complex="FreeSans" style:font-size-complex="10.5pt"/>
    </style:style>
    <style:style style:name="T1" style:family="text">
      <style:text-properties style:font-name="Courier 10 Pitch" style:font-name-asian="Noto Sans CJK SC Regular" style:font-name-complex="FreeSans"/>
    </style:style>
    <style:style style:name="T5" style:family="text">
      <style:text-properties style:font-name="Courier 10 Pitch" style:font-name-asian="Noto Sans CJK SC Regular" style:font-name-complex="FreeSans"/>
    </style:style>
    <style:style style:name="T6" style:family="text">
      <style:text-properties style:font-name-asian="Noto Sans CJK SC Regular" style:font-name-complex="FreeSans"/>
    </style:style>
    <style:style style:name="T7" style:family="text">
      <style:text-properties style:font-name-asian="Noto Sans CJK SC Regular" style:font-name-complex="FreeSans" style:font-size-asian="10.5pt" style:font-size-complex="10.5pt"/>
    </style:style>
    <style:style style:name="T8" style:family="text">
      <style:text-properties style:font-name="Courier 10 Pitch" style:font-name-asian="Noto Sans CJK SC Regular" style:font-name-complex="FreeSans" style:font-size-asian="10.5pt" style:font-size-complex="10.5pt"/>
    </style:style>
  </office:automatic-styles>
  <office:body>
    <office:spreadsheet>
      <table:calculation-settings table:automatic-find-labels="false"/>
      <table:table table:name="x, y insert, x vs y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2"/>
        <table:table-column table:style-name="co5" table:number-columns-repeated="1006" table:default-cell-style-name="ce2"/>
        <table:table-row table:style-name="ro1">
          <table:table-cell table:style-name="ce1" office:value-type="string" calcext:value-type="string" table:number-columns-spanned="13" table:number-rows-spanned="1">
            <text:p>1.1 insert X</text:p>
            <text:p>1.2 insert Y</text:p>
            <text:p>             X             |             Y             |             Z             |             W             </text:p>
            <text:p>---------------------------+---------------------------+---------------------------+---------------------------</text:p>
            <text:p> I  X  X,000021    1  Z    |                           |                           |                           </text:p>
            <text:p> I  X  X,000021    1  Y    |                           |                           |                           </text:p>
            <text:p>                           | I  Y  Y,000401    1  Z    |                           |                           </text:p>
            <text:p>                           | I  Y  Y,000401    1  X    |                           |                           </text:p>
            <text:p>      X    Y    Z    W</text:p>
            <text:p>X [   1,   0,   0,     ]</text:p>
            <text:p>Y [   0,   1,   0,     ]</text:p>
            <text:p>Z [   0,   0,   1,     ]</text:p>
            <text:p>W [    ,    ,    ,     ]</text:p>
            <text:p/>
            <text:p>1.3 X &lt;= Y</text:p>
            <text:p>             X             |             Y             |             Z             |             W             </text:p>
            <text:p>---------------------------+---------------------------+---------------------------+---------------------------</text:p>
            <text:p> I  X  X,000021    1  Z    | I  X  X,000021    1  Z    |                           |                           </text:p>
            <text:p> I  Y  Y,000401    1  Z    | I  Y  Y,000401    1  Z    |                           |                           </text:p>
            <text:p>      X    Y    Z    W</text:p>
            <text:p>X [   2,   1,   0,     ]</text:p>
            <text:p>Y [   1,   2,   0,     ]</text:p>
            <text:p>Z [   0,   0,   1,     ]</text:p>
            <text:p>W [    ,    ,    ,     ]</text:p>
          </table:table-cell>
          <table:covered-table-cell table:number-columns-repeated="4" table:style-name="ce3"/>
          <table:covered-table-cell table:number-columns-repeated="8"/>
          <table:table-cell table:number-columns-repeated="1011"/>
        </table:table-row>
        <table:table-row table:style-name="ro2">
          <table:table-cell office:value-type="string" calcext:value-type="string" table:number-columns-spanned="5" table:number-rows-spanned="1">
            <text:p>x insert</text:p>
            <text:p>y insert</text:p>
          </table:table-cell>
          <table:covered-table-cell table:number-columns-repeated="4" table:style-name="ce3"/>
          <table:table-cell/>
          <table:table-cell office:value-type="string" calcext:value-type="string" table:number-columns-spanned="6" table:number-rows-spanned="1">
            <text:p>x vs y, a &gt;= f, c &gt;= g</text:p>
            <text:p>x,000021[y,z]</text:p>
            <text:p>y,000401[x,z]</text:p>
          </table:table-cell>
          <table:covered-table-cell table:number-columns-repeated="5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Y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4" table:number-rows-repeated="12">
          <table:table-cell table:number-columns-repeated="1024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 vs. z, x vx.y" table:style-name="ta1">
        <table:table-column table:style-name="co1" table:number-columns-repeated="11" table:default-cell-style-name="ce9"/>
        <table:table-column table:style-name="co2" table:default-cell-style-name="ce9"/>
        <table:table-column table:style-name="co9" table:default-cell-style-name="ce9"/>
        <table:table-column table:style-name="co4" table:number-columns-repeated="5" table:default-cell-style-name="ce9"/>
        <table:table-column table:style-name="co5" table:number-columns-repeated="1006" table:default-cell-style-name="ce9"/>
        <table:table-row table:style-name="ro14">
          <table:table-cell table:style-name="ce8" office:value-type="string" calcext:value-type="string" table:number-columns-spanned="13" table:number-rows-spanned="1">
            <text:p>    continue on "x, y insert, x vs. y"</text:p>
            <text:p>1.4 Y &lt;= Z</text:p>
            <text:p>               X               |               Y               |               Z               |               W</text:p>
            <text:p>-------------------------------+-------------------------------+-------------------------------+-------------------------------</text:p>
            <text:p> I  X.000001  X,000021    1  Z |                               |                               |</text:p>
            <text:p> I  Y.000001  Y,000401    1  Z |                               |                               |</text:p>
            <text:p>      X    Y    Z    W</text:p>
            <text:p>X [   2,   1,   0,     ]</text:p>
            <text:p>Y [   1,   3,   2,     ]</text:p>
            <text:p>Z [   1,   2,   3,     ]</text:p>
            <text:p>W [    ,    ,    ,     ]</text:p>
            <text:p>    </text:p>
            <text:p>-- now Z know X,000021 &amp; Y,000401 via Y.</text:p>
            <text:p>1.5 X &lt;= Y</text:p>
            <text:p>Cleaning staleness at Y, peer X ...</text:p>
            <text:p>1.5.1 Y initiate</text:p>
            <text:p>1.5.3 X on exchange</text:p>
            <text:p>Cleaning staleness at X, peer Y ...</text:p>
            <text:p><text:span text:style-name="T5">               X               |               Y               |               Z               |               W</text:span></text:p>
            <text:p><text:span text:style-name="T5">-------------------------------+-------------------------------+-------------------------------+-------------------------------</text:span></text:p>
            <text:p/>
          </table:table-cell>
          <table:covered-table-cell table:number-columns-repeated="4" table:style-name="ce10"/>
          <table:covered-table-cell table:number-columns-repeated="8"/>
          <table:table-cell table:number-columns-repeated="1011"/>
        </table:table-row>
        <table:table-row table:style-name="ro15">
          <table:table-cell table:number-columns-spanned="5" table:number-rows-spanned="1"/>
          <table:covered-table-cell table:number-columns-repeated="4" table:style-name="ce10"/>
          <table:table-cell/>
          <table:table-cell office:value-type="string" calcext:value-type="string" table:number-columns-spanned="5" table:number-rows-spanned="1">
            <text:p>y vs. z</text:p>
          </table:table-cell>
          <table:covered-table-cell table:number-columns-repeated="4"/>
          <table:table-cell table:number-columns-repeated="1013"/>
        </table:table-row>
        <table:table-row table:style-name="ro1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style-name="ce11" office:value-type="string" calcext:value-type="string">
            <text:p>a+2</text:p>
          </table:table-cell>
          <table:table-cell table:style-name="ce11"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table:style-name="ce8" office:value-type="string" calcext:value-type="string">
            <text:p>a+1 = max(Y.y, Z.z), because Z's knowledge is updated with Y.</text:p>
          </table:table-cell>
          <table:table-cell table:number-columns-repeated="1011"/>
        </table:table-row>
        <table:table-row table:style-name="ro15"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Z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a+1</text:p>
          </table:table-cell>
          <table:table-cell table:style-name="ce11" office:value-type="string" calcext:value-type="string">
            <text:p>a+2</text:p>
          </table:table-cell>
          <table:table-cell table:style-name="ce11" office:value-type="string" calcext:value-type="string">
            <text:p>d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6">
          <table:table-cell table:style-name="ce12" office:value-type="string" calcext:value-type="string" table:number-columns-spanned="7" table:number-rows-spanned="1">
            <text:p>x with staleness</text:p>
            <text:p>x vs. y</text:p>
            <text:p><text:span text:style-name="T5">x clean</text:span></text:p>
            <text:p><text:span text:style-name="T5">x,000021[z].n=a &lt; Y.z = a+1</text:span></text:p>
            <text:p><text:span text:style-name="T5">y,000401[z].n=a &lt; Y.z = a+1</text:span></text:p>
          </table:table-cell>
          <table:covered-table-cell table:number-columns-repeated="4" table:style-name="ce10"/>
          <table:covered-table-cell/>
          <table:covered-table-cell table:style-name="ce8"/>
          <table:table-cell table:style-name="ce13" office:value-type="string" calcext:value-type="string" table:number-columns-spanned="6" table:number-rows-spanned="1">
            <text:p><text:span text:style-name="T6">or</text:span></text:p>
            <text:p><text:span text:style-name="T6">x,000021[z].n=a &lt;= Y.x = a</text:span></text:p>
            <text:p><text:span text:style-name="T6">y,000401[z].n=a &lt;= Y.x = a ?</text:span></text:p>
          </table:table-cell>
          <table:covered-table-cell table:number-columns-repeated="5"/>
          <table:table-cell table:number-columns-repeated="1011"/>
        </table:table-row>
        <table:table-row table:style-name="ro1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5"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5"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5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5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7">
          <table:table-cell table:number-columns-repeated="6"/>
          <table:table-cell office:value-type="string" calcext:value-type="string" table:number-columns-spanned="6" table:number-rows-spanned="1">
            <text:p>x vs. y</text:p>
            <text:p>X.z = max(x.z, Y.z=a+1,</text:p>
            <text:p>session.z=a)</text:p>
          </table:table-cell>
          <table:covered-table-cell table:number-columns-repeated="5"/>
          <table:table-cell table:number-columns-repeated="1012"/>
        </table:table-row>
        <table:table-row table:style-name="ro1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style-name="ce11" office:value-type="string" calcext:value-type="string">
            <text:p>a+3</text:p>
          </table:table-cell>
          <table:table-cell table:style-name="ce11" office:value-type="string" calcext:value-type="string">
            <text:p>a+2</text:p>
          </table:table-cell>
          <table:table-cell table:style-name="ce11"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</text:p>
          </table:table-cell>
          <table:table-cell table:style-name="ce11" office:value-type="string" calcext:value-type="string">
            <text:p>a+1</text:p>
          </table:table-cell>
          <table:table-cell table:style-name="ce11" office:value-type="string" calcext:value-type="string">
            <text:p>a+3</text:p>
          </table:table-cell>
          <table:table-cell table:style-name="ce11"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5" table:number-rows-repeated="1048551">
          <table:table-cell table:number-columns-repeated="1024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Y+W, X vs Y, X vs Z, Y vs Z" table:style-name="ta1">
        <table:table-column table:style-name="co7" table:number-columns-repeated="8" table:default-cell-style-name="ce2"/>
        <table:table-column table:style-name="co7" table:default-cell-style-name="Default"/>
        <table:table-column table:style-name="co7" table:number-columns-repeated="2" table:default-cell-style-name="ce2"/>
        <table:table-column table:style-name="co5" table:default-cell-style-name="Default"/>
        <table:table-column table:style-name="co8" table:default-cell-style-name="Default"/>
        <table:table-row table:style-name="ro11">
          <table:table-cell table:style-name="ce5" office:value-type="string" calcext:value-type="string" table:number-columns-spanned="13" table:number-rows-spanned="1">
            <text:p>2 testJoinChild, branch issue-answer-lost</text:p>
            <text:p>2.1 Y on W joining</text:p>
            <text:p>               X               |               Y               |               Z               |               W               </text:p>
            <text:p>-------------------------------+-------------------------------+-------------------------------+-------------------------------</text:p>
            <text:p>                               | I  Y.000002       Y,W    4  X |                               |                               </text:p>
            <text:p>                               | I  Y.000002       Y,W    4  Z |                               |                               </text:p>
            <text:p>      X    Y    Z    W</text:p>
            <text:p>X [   4,   3,   2,     ]</text:p>
            <text:p>Y [   3,   5,   2,   4 ]</text:p>
            <text:p>Z [   1,   2,   3,     ]</text:p>
            <text:p>W [    ,   4,    ,   5 ]</text:p>
            <text:p/>
            <text:p>2.2 X vs Y</text:p>
            <text:p>               X               |               Y               |               Z               |               W               </text:p>
            <text:p>-------------------------------+-------------------------------+-------------------------------+-------------------------------</text:p>
            <text:p> I  Y.000002       Y,W    4  Z | I  Y.000002       Y,W    4  Z |                               |                               </text:p>
            <text:p>      X    Y    Z    W</text:p>
            <text:p>X [   6,   5,   2,   4 ]</text:p>
            <text:p>Y [   5,   6,   2,   4 ]</text:p>
            <text:p>Z [   1,   2,   3,     ]</text:p>
            <text:p>W [    ,   4,    ,   5 ]</text:p>
            <text:p/>
            <text:p/>
          </table:table-cell>
          <table:covered-table-cell table:number-columns-repeated="12" table:style-name="ce6"/>
        </table:table-row>
        <table:table-row table:style-name="ro5">
          <table:table-cell office:value-type="string" calcext:value-type="string" table:number-columns-spanned="5" table:number-rows-spanned="1">
            <text:p>Y on W joining</text:p>
          </table:table-cell>
          <table:covered-table-cell table:number-columns-repeated="4" table:style-name="ce3"/>
          <table:table-cell/>
          <table:table-cell table:number-columns-spanned="5" table:number-rows-spanned="1"/>
          <table:covered-table-cell/>
          <table:covered-table-cell table:style-name="ce2"/>
          <table:covered-table-cell table:number-columns-repeated="2"/>
          <table:table-cell table:style-name="ce2"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style-name="ce2"/>
          <table:table-cell table:style-name="ce1" office:value-type="string" calcext:value-type="string">
            <text:p>Y,W[z].n = Y.n0 = a+3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+3</text:p>
          </table:table-cell>
          <table:table-cell table:style-name="ce2"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+1</text:p>
          </table:table-cell>
          <table:table-cell table:style-name="ce4" office:value-type="string" calcext:value-type="string">
            <text:p>a+4</text:p>
          </table:table-cell>
          <table:table-cell office:value-type="string" calcext:value-type="string">
            <text:p>a+1</text:p>
          </table:table-cell>
          <table:table-cell table:style-name="ce4" office:value-type="string" calcext:value-type="string">
            <text:p>a+3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a+3</text:p>
          </table:table-cell>
          <table:table-cell office:value-type="string" calcext:value-type="string">
            <text:p>o</text:p>
          </table:table-cell>
          <table:table-cell table:style-name="ce4" office:value-type="string" calcext:value-type="string">
            <text:p>a+4</text:p>
          </table:table-cell>
          <table:table-cell table:style-name="ce2" table:number-columns-repeated="2"/>
        </table:table-row>
        <table:table-row table:style-name="ro10"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office:value-type="string" calcext:value-type="string" table:number-columns-spanned="5" table:number-rows-spanned="1">
            <text:p>X vs Y</text:p>
          </table:table-cell>
          <table:covered-table-cell table:number-columns-repeated="4" table:style-name="ce3"/>
          <table:table-cell/>
          <table:table-cell table:number-columns-spanned="5" table:number-rows-spanned="1"/>
          <table:covered-table-cell/>
          <table:covered-table-cell table:style-name="ce2"/>
          <table:covered-table-cell table:number-columns-repeated="2"/>
          <table:table-cell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: Y,W[z].n = Y.n0 = a+3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5</text:p>
          </table:table-cell>
          <table:table-cell table:style-name="ce4" office:value-type="string" calcext:value-type="string">
            <text:p>a+4</text:p>
          </table:table-cell>
          <table:table-cell office:value-type="string" calcext:value-type="string">
            <text:p>a+1</text:p>
          </table:table-cell>
          <table:table-cell table:style-name="ce4" office:value-type="string" calcext:value-type="string">
            <text:p>a+3</text:p>
          </table:table-cell>
          <table:table-cell/>
          <table:table-cell office:value-type="string" calcext:value-type="string">
            <text:p>X: X.y = Y.n0' = a+4</text:p>
          </table:table-cell>
        </table:table-row>
        <table:table-row table:style-name="ro5">
          <table:table-cell office:value-type="string" calcext:value-type="string">
            <text:p>Y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4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3</text:p>
          </table:table-cell>
          <table:table-cell/>
          <table:table-cell office:value-type="string" calcext:value-type="string">
            <text:p>Y</text:p>
          </table:table-cell>
          <table:table-cell table:style-name="ce4" office:value-type="string" calcext:value-type="string">
            <text:p>a+4</text:p>
          </table:table-cell>
          <table:table-cell table:style-name="ce4" office:value-type="string" calcext:value-type="string">
            <text:p>a+5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+4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a+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+4</text:p>
          </table:table-cell>
          <table:table-cell table:number-columns-repeated="2"/>
        </table:table-row>
        <table:table-row table:style-name="ro10"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</table:table-row>
        <table:table-row table:style-name="ro12">
          <table:table-cell table:style-name="ce5" office:value-type="string" calcext:value-type="string" table:number-columns-spanned="13" table:number-rows-spanned="1">
            <text:p><text:span text:style-name="T2">2.3 X create photos</text:span></text:p>
            <text:p><text:span text:style-name="T3">2.4 X vs Z</text:span></text:p>
            <text:p><text:span text:style-name="T2">               X               |               Y               |               Z               |               W               </text:span></text:p>
            <text:p><text:span text:style-name="T2">-------------------------------+-------------------------------+-------------------------------+-------------------------------</text:span></text:p>
            <text:p><text:span text:style-name="T2"> I  X.000002  X,000023    6  W |                               |                               |                               </text:span></text:p>
            <text:p><text:span text:style-name="T2"> I  X.000002  X,000023    6  Y |                               | I  X.000002  X,000023    6  Y |                               </text:span></text:p>
            <text:p><text:span text:style-name="T2">                               | I  Y.000002       Y,W    4  Z |                               |                               </text:span></text:p>
            <text:p><text:span text:style-name="T2">      X    Y    Z    W</text:span></text:p>
            <text:p><text:span text:style-name="T2">X [   7,   5,   6,   4 ]</text:span></text:p>
            <text:p><text:span text:style-name="T2">Y [   5,   6,   2,   4 ]</text:span></text:p>
            <text:p><text:span text:style-name="T2">Z [   6,   5,   7,   4 ]</text:span></text:p>
            <text:p><text:span text:style-name="T2">W [    ,   4,    ,   5 ]</text:span></text:p>
            <text:p><text:span text:style-name="T2">On X-Z: Now Z know X,0023[Y], not X,W. Not synode's sychronization has been initiated.</text:span></text:p>
            <text:p><text:span text:style-name="T2"/></text:p>
            <text:p><text:span text:style-name="T2">2.5 Z vs W</text:span></text:p>
            <text:p><text:span text:style-name="T2">W#initExchange(), don't have knowledge about Z.</text:span></text:p>
            <text:p><text:span text:style-name="T2"/></text:p>
            <text:p><text:span text:style-name="T2">2.6 Y &lt;= Z</text:span></text:p>
            <text:p><text:span text:style-name="T2">               X               |               Y               |               Z               |               W               </text:span></text:p>
            <text:p><text:span text:style-name="T2">-------------------------------+-------------------------------+-------------------------------+-------------------------------</text:span></text:p>
            <text:p><text:span text:style-name="T2"> I  X.000002  X,000023    6  W |                               |                               |                               </text:span></text:p>
            <text:p><text:span text:style-name="T2"> I  X.000002  X,000023    6  Y |                               |                               |                               </text:span></text:p>
            <text:p><text:span text:style-name="T2">      X    Y    Z    W</text:span></text:p>
            <text:p><text:span text:style-name="T2">X [   7,   5,   6,   4 ]</text:span></text:p>
            <text:p><text:span text:style-name="T2">Y [   6,   8,   7,   4 ]</text:span></text:p>
            <text:p><text:span text:style-name="T2">Z [   6,   7,   8,   4 ]</text:span></text:p>
            <text:p><text:span text:style-name="T2">W [    ,   4,    ,   5 ]</text:span></text:p>
          </table:table-cell>
          <table:covered-table-cell table:number-columns-repeated="7" table:style-name="Default"/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5">
          <table:table-cell office:value-type="string" calcext:value-type="string" table:number-columns-spanned="5" table:number-rows-spanned="1">
            <text:p>X vs Z</text:p>
          </table:table-cell>
          <table:covered-table-cell table:number-columns-repeated="4" table:style-name="ce3"/>
          <table:table-cell/>
          <table:table-cell table:number-columns-spanned="5" table:number-rows-spanned="1"/>
          <table:covered-table-cell/>
          <table:covered-table-cell table:style-name="ce2"/>
          <table:covered-table-cell table:number-columns-repeated="2"/>
          <table:table-cell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Z: Y,W[z].n = Y.n0 = a+3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4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/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2</text:p>
          </table:table-cell>
          <table:table-cell table:style-name="ce7"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table:style-name="ce4" office:value-type="string" calcext:value-type="string">
            <text:p>a+5</text:p>
          </table:table-cell>
          <table:table-cell table:style-name="ce4" office:value-type="string" calcext:value-type="string">
            <text:p>a+4</text:p>
          </table:table-cell>
          <table:table-cell table:style-name="ce4" office:value-type="string" calcext:value-type="string">
            <text:p>a+6</text:p>
          </table:table-cell>
          <table:table-cell table:style-name="ce4" office:value-type="string" calcext:value-type="string">
            <text:p>a+3</text:p>
          </table:table-cell>
          <table:table-cell/>
          <table:table-cell office:value-type="string" calcext:value-type="string">
            <text:p>Z: Z.y = max(Z.y, X.y) = a+4</text:p>
          </table:table-cell>
        </table:table-row>
        <table:table-row table:style-name="ro5"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/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 table:number-columns-repeated="2"/>
        </table:table-row>
        <table:table-row table:style-name="ro10"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</table:table-row>
        <table:table-row table:style-name="ro13">
          <table:table-cell office:value-type="string" calcext:value-type="string" table:number-columns-spanned="7" table:number-rows-spanned="1">
            <text:p>Y vs Z</text:p>
            <text:p><text:span text:style-name="T1">x clean</text:span></text:p>
            <text:p><text:span text:style-name="T1">Y,W[z].n=a+3 &lt; Z.y = a+4</text:span></text:p>
            <text:p><text:span text:style-name="T1">Y,W[z].n=a+3 &lt; Z.y = a+4</text:span></text:p>
          </table:table-cell>
          <table:covered-table-cell table:number-columns-repeated="4" table:style-name="ce3"/>
          <table:covered-table-cell table:number-columns-repeated="2"/>
          <table:table-cell/>
          <table:table-cell table:style-name="ce2"/>
          <table:table-cell table:number-columns-repeated="4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office:value-type="string" calcext:value-type="string">
            <text:p>X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0"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X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 table:style-name="Default"/>
          <table:table-cell office:value-type="string" calcext:value-type="string">
            <text:p>Y</text:p>
          </table:table-cell>
          <table:table-cell table:style-name="ce4" office:value-type="string" calcext:value-type="string">
            <text:p>a+5</text:p>
          </table:table-cell>
          <table:table-cell table:style-name="ce4" office:value-type="string" calcext:value-type="string">
            <text:p>a+7</text:p>
          </table:table-cell>
          <table:table-cell table:style-name="ce4" office:value-type="string" calcext:value-type="string">
            <text:p>a+6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3</text:p>
          </table:table-cell>
          <table:table-cell table:style-name="Default"/>
          <table:table-cell office:value-type="string" calcext:value-type="string">
            <text:p>Z</text:p>
          </table:table-cell>
          <table:table-cell table:style-name="ce7" office:value-type="string" calcext:value-type="string">
            <text:p>a+5</text:p>
          </table:table-cell>
          <table:table-cell table:style-name="ce4" office:value-type="string" calcext:value-type="string">
            <text:p>a+6</text:p>
          </table:table-cell>
          <table:table-cell table:style-name="ce4" office:value-type="string" calcext:value-type="string">
            <text:p>a+7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 table:style-name="Default"/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3">00/00/0000</text:date>, <text:time style:data-style-name="N2" text:time-value="15:13:38.482729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02T10:34:06.371031011</meta:creation-date>
    <dc:date>2024-06-03T17:24:43.256725707</dc:date>
    <meta:editing-duration>PT5H20M3S</meta:editing-duration>
    <meta:editing-cycles>64</meta:editing-cycles>
    <meta:generator>LibreOffice/5.1.6.2$Linux_X86_64 LibreOffice_project/10m0$Build-2</meta:generator>
    <meta:document-statistic meta:table-count="3" meta:cell-count="404" meta:object-count="0"/>
  </office:meta>
</office:document-meta>
</file>